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StarSymbol" svg:font-family="StarSymbol" style:font-family-generic="system"/>
    <style:font-face style:name="StarSymbol, 'Arial Unicode MS'" svg:font-family="StarSymbol, 'Arial Unicode MS'" style:font-family-generic="system"/>
    <style:font-face style:name="Symbol" style:font-charset="x-symbol" svg:font-family="Symbol" style:font-family-generic="roman" style:font-pitch="variable" svg:panose-1="5 5 1 2 1 7 6 2 5 7"/>
    <style:font-face style:name="Verdana" svg:font-family="Verdan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7" style:parent-style-name="Standard" style:family="paragraph">
      <style:paragraph-properties fo:text-align="justify" fo:text-indent="0.4916in"/>
      <style:text-properties style:font-name="Times New Roman" fo:font-size="14pt" style:font-size-asian="14pt" style:font-size-complex="14pt"/>
    </style:style>
    <style:style style:name="P8" style:parent-style-name="Standard" style:list-style-name="LFO5" style:family="paragraph">
      <style:paragraph-properties fo:text-align="justify" fo:margin-left="0in" fo:text-indent="0.4916in">
        <style:tab-stops/>
      </style:paragraph-properties>
      <style:text-properties style:font-name="Times New Roman" fo:font-size="14pt" style:font-size-asian="14pt" style:font-size-complex="14pt"/>
    </style:style>
    <style:style style:name="P9" style:parent-style-name="Standard" style:list-style-name="LFO5" style:family="paragraph">
      <style:paragraph-properties fo:text-align="justify" fo:margin-left="0in" fo:text-indent="0.4916in">
        <style:tab-stops/>
      </style:paragraph-properties>
      <style:text-properties style:font-name="Times New Roman" fo:font-size="14pt" style:font-size-asian="14pt" style:font-size-complex="14pt"/>
    </style:style>
    <style:style style:name="P10" style:parent-style-name="Standard" style:list-style-name="LFO5" style:family="paragraph">
      <style:paragraph-properties fo:text-align="justify" fo:margin-left="0in" fo:text-indent="0.4916in">
        <style:tab-stops/>
      </style:paragraph-properties>
      <style:text-properties style:font-name="Times New Roman" fo:font-size="14pt" style:font-size-asian="14pt" style:font-size-complex="14pt"/>
    </style:style>
    <style:style style:name="P11" style:parent-style-name="Обычный" style:family="paragraph">
      <style:paragraph-properties fo:text-align="justify" fo:text-indent="0.4916in"/>
      <style:text-properties style:font-name="Times New Roman" fo:font-size="14pt" style:font-size-asian="14pt" style:font-size-complex="14pt"/>
    </style:style>
    <style:style style:name="P12" style:parent-style-name="Обычный" style:family="paragraph">
      <style:paragraph-properties style:text-autospace="none" fo:text-align="justify" fo:text-indent="0.4916in"/>
    </style:style>
    <style:style style:name="T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16" style:parent-style-name="Обычный" style:family="paragraph">
      <style:paragraph-properties style:text-autospace="none" fo:text-align="justify" fo:text-indent="0.4916in"/>
    </style:style>
    <style:style style:name="T17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1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19" style:parent-style-name="Standard" style:family="paragraph">
      <style:paragraph-properties fo:text-align="justify" fo:text-indent="0.4916in"/>
      <style:text-properties style:font-name="Times New Roman" fo:font-size="14pt" style:font-size-asian="14pt" style:font-size-complex="14pt"/>
    </style:style>
    <style:style style:name="P20" style:parent-style-name="Обычный" style:family="paragraph">
      <style:paragraph-properties fo:text-align="justify" fo:text-indent="0.4916in"/>
    </style:style>
    <style:style style:name="T21" style:parent-style-name="Основнойшрифтабзаца" style:family="text">
      <style:text-properties style:font-name="Times New Roman" fo:font-size="14pt" style:font-size-asian="14pt" style:font-size-complex="14pt" fo:background-color="#FFFFFF"/>
    </style:style>
    <style:style style:name="T22" style:parent-style-name="Основнойшрифтабзаца" style:family="text">
      <style:text-properties style:font-name="Times New Roman" fo:font-size="14pt" style:font-size-asian="14pt" style:font-size-complex="14pt" fo:background-color="#FFFFFF"/>
    </style:style>
    <style:style style:name="T23" style:parent-style-name="Основнойшрифтабзаца" style:family="text">
      <style:text-properties style:font-name="Times New Roman" fo:color="#FF0000" fo:font-size="14pt" style:font-size-asian="14pt" style:font-size-complex="14pt" fo:background-color="#FFFFFF"/>
    </style:style>
    <style:style style:name="T24" style:parent-style-name="Основнойшрифтабзаца" style:family="text">
      <style:text-properties style:font-name="Times New Roman" fo:font-size="14pt" style:font-size-asian="14pt" style:font-size-complex="14pt" fo:background-color="#FFFFFF"/>
    </style:style>
    <style:style style:name="P25" style:parent-style-name="Обычный" style:family="paragraph">
      <style:paragraph-properties fo:text-align="justify"/>
      <style:text-properties style:font-name="Times New Roman" fo:font-size="14pt" style:font-size-asian="14pt" style:font-size-complex="14pt" fo:background-color="#FFFFFF"/>
    </style:style>
    <style:style style:name="P26" style:parent-style-name="Обычный" style:family="paragraph">
      <style:paragraph-properties fo:text-align="justify"/>
      <style:text-properties style:font-name="Times New Roman" fo:font-size="14pt" style:font-size-asian="14pt" style:font-size-complex="14pt" fo:background-color="#FFFFFF"/>
    </style:style>
    <style:style style:name="P27" style:parent-style-name="Обычный" style:family="paragraph">
      <style:paragraph-properties fo:text-align="justify"/>
      <style:text-properties style:font-name="Times New Roman" fo:font-size="14pt" style:font-size-asian="14pt" style:font-size-complex="14pt" fo:background-color="#FFFFFF"/>
    </style:style>
    <style:style style:name="P28" style:parent-style-name="Standard" style:family="paragraph">
      <style:paragraph-properties fo:text-align="justify" fo:text-indent="0.4916in"/>
    </style:style>
    <style:style style:name="T29" style:parent-style-name="Основнойшрифтабзаца" style:family="text">
      <style:text-properties style:font-name="Times New Roman" fo:font-size="14pt" style:font-size-asian="14pt" style:font-size-complex="14pt" fo:background-color="#FFFFFF"/>
    </style:style>
    <style:style style:name="T3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1" style:parent-style-name="Standard" style:family="paragraph">
      <style:paragraph-properties fo:text-align="justify" fo:text-indent="0.4916in"/>
      <style:text-properties style:font-name="Times New Roman" fo:font-size="14pt" style:font-size-asian="14pt" style:font-size-complex="14pt"/>
    </style:style>
    <style:style style:name="P32" style:parent-style-name="Standard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33" style:parent-style-name="Standard" style:family="paragraph">
      <style:paragraph-properties fo:text-align="justify" fo:text-indent="0.4916in"/>
      <style:text-properties style:font-name="Times New Roman" fo:font-size="14pt" style:font-size-asian="14pt" style:font-size-complex="14pt"/>
    </style:style>
    <style:style style:name="P34" style:parent-style-name="Standard" style:family="paragraph">
      <style:paragraph-properties fo:text-align="justify" fo:text-indent="0.4916in"/>
      <style:text-properties style:font-name="Times New Roman" fo:font-size="14pt" style:font-size-asian="14pt" style:font-size-complex="14pt"/>
    </style:style>
    <style:style style:name="P35" style:parent-style-name="Standard" style:family="paragraph">
      <style:paragraph-properties fo:text-align="justify" fo:text-indent="0.4916in"/>
    </style:style>
    <style:style style:name="T3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8" style:parent-style-name="Обычный" style:family="paragraph">
      <style:paragraph-properties fo:text-align="justify" fo:text-indent="0.4916in"/>
      <style:text-properties style:font-name="Times New Roman" fo:font-size="14pt" style:font-size-asian="14pt" style:font-size-complex="14pt" fo:background-color="#FFFFFF"/>
    </style:style>
    <style:style style:name="P39" style:parent-style-name="Обычный" style:family="paragraph">
      <style:paragraph-properties fo:text-align="justify" fo:text-indent="0.4916in"/>
      <style:text-properties style:font-name="Times New Roman" fo:font-size="14pt" style:font-size-asian="14pt" style:font-size-complex="14pt" fo:background-color="#FFFFFF"/>
    </style:style>
    <style:style style:name="P40" style:parent-style-name="Обычный" style:family="paragraph">
      <style:paragraph-properties fo:text-align="justify" fo:text-indent="0.4916in"/>
      <style:text-properties style:font-name="Times New Roman" fo:font-size="14pt" style:font-size-asian="14pt" style:font-size-complex="14pt" fo:background-color="#FFFFFF"/>
    </style:style>
    <style:style style:name="P41" style:parent-style-name="Обычный" style:family="paragraph">
      <style:paragraph-properties fo:text-align="justify" fo:text-indent="0.4916in"/>
      <style:text-properties style:font-name="Times New Roman" fo:font-size="14pt" style:font-size-asian="14pt" style:font-size-complex="14pt" fo:background-color="#FFFFFF"/>
    </style:style>
    <style:style style:name="P42" style:parent-style-name="Обычный" style:family="paragraph">
      <style:paragraph-properties fo:text-align="justify" fo:text-indent="0.4916in"/>
      <style:text-properties style:font-name="Times New Roman" fo:font-size="14pt" style:font-size-asian="14pt" style:font-size-complex="14pt" fo:background-color="#FFFFFF"/>
    </style:style>
    <style:style style:name="P43" style:parent-style-name="Обычный" style:family="paragraph">
      <style:paragraph-properties fo:text-align="justify" fo:text-indent="0.4916in"/>
      <style:text-properties style:font-name="Times New Roman" fo:font-size="14pt" style:font-size-asian="14pt" style:font-size-complex="14pt" fo:background-color="#FFFFFF"/>
    </style:style>
    <style:style style:name="P44" style:parent-style-name="Обычный" style:family="paragraph">
      <style:paragraph-properties fo:text-align="justify" fo:text-indent="0.4916in"/>
      <style:text-properties style:font-name="Times New Roman" fo:font-size="14pt" style:font-size-asian="14pt" style:font-size-complex="14pt" fo:background-color="#FFFFFF"/>
    </style:style>
    <style:style style:name="P45" style:parent-style-name="Обычный" style:family="paragraph">
      <style:paragraph-properties fo:text-align="justify" fo:text-indent="0.4916in"/>
      <style:text-properties style:font-name="Times New Roman" fo:font-size="14pt" style:font-size-asian="14pt" style:font-size-complex="14pt" fo:background-color="#FFFFFF"/>
    </style:style>
    <style:style style:name="P46" style:parent-style-name="Обычный" style:family="paragraph">
      <style:paragraph-properties fo:text-align="justify" fo:text-indent="0.4916in"/>
      <style:text-properties style:font-name="Times New Roman" fo:font-size="14pt" style:font-size-asian="14pt" style:font-size-complex="14pt" fo:background-color="#FFFFFF"/>
    </style:style>
    <style:style style:name="P47" style:parent-style-name="Обычный" style:family="paragraph">
      <style:paragraph-properties fo:text-align="justify" fo:text-indent="0.4916in"/>
    </style:style>
    <style:style style:name="T48" style:parent-style-name="Основнойшрифтабзаца" style:family="text">
      <style:text-properties style:font-name="Times New Roman" fo:font-size="14pt" style:font-size-asian="14pt" style:font-size-complex="14pt" fo:background-color="#FFFFFF"/>
    </style:style>
    <style:style style:name="T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weight-complex="bold" fo:font-size="14pt" style:font-size-asian="14pt" style:font-size-complex="14pt"/>
    </style:style>
    <style:style style:name="P51" style:parent-style-name="Standard" style:family="paragraph">
      <style:paragraph-properties fo:text-align="justify" fo:text-indent="0.4916in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9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0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1" style:parent-style-name="Standard" style:family="paragraph">
      <style:paragraph-properties fo:text-align="justify" fo:text-indent="0.4916in"/>
    </style:style>
    <style:style style:name="T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6" style:parent-style-name="Standard" style:family="paragraph">
      <style:paragraph-properties fo:text-align="justify" fo:text-indent="0.4916in"/>
      <style:text-properties style:font-name="Times New Roman" fo:font-size="14pt" style:font-size-asian="14pt" style:font-size-complex="14pt"/>
    </style:style>
    <style:style style:name="P67" style:parent-style-name="Основнойтекст21" style:family="paragraph">
      <style:paragraph-properties fo:text-indent="0.4895in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/>
    </style:style>
    <style:style style:name="T73" style:parent-style-name="Основнойшрифтабзаца" style:family="text">
      <style:text-properties fo:font-size="14pt" style:font-size-asian="14pt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75" style:parent-style-name="Основнойшрифтабзаца" style:family="text">
      <style:text-properties fo:font-size="14pt" style:font-size-asian="14pt"/>
    </style:style>
    <style:style style:name="T76" style:parent-style-name="Основнойшрифтабзаца" style:family="text">
      <style:text-properties fo:font-size="14pt" style:font-size-asian="14pt"/>
    </style:style>
    <style:style style:name="P77" style:parent-style-name="Standard" style:family="paragraph">
      <style:paragraph-properties fo:text-align="justify" fo:text-indent="0.4916in"/>
      <style:text-properties style:font-name="Times New Roman" style:font-name-complex="Times New Roman" fo:color="#000000" fo:font-size="14pt" style:font-size-asian="14pt" style:font-size-complex="14pt"/>
    </style:style>
    <style:style style:name="P78" style:parent-style-name="Standard" style:family="paragraph">
      <style:paragraph-properties fo:text-align="justify" fo:text-indent="0.4923in"/>
    </style:style>
    <style:style style:name="T7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8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84" style:parent-style-name="Обычный" style:family="paragraph">
      <style:paragraph-properties fo:text-align="justify" fo:text-indent="0.4916in"/>
    </style:style>
    <style:style style:name="T8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8" style:parent-style-name="Standard" style:family="paragraph">
      <style:paragraph-properties fo:text-align="justify" fo:text-indent="0.4923in"/>
      <style:text-properties style:font-name="Times New Roman" style:font-name-complex="Times New Roman" fo:color="#000000" fo:font-size="14pt" style:font-size-asian="14pt" style:font-size-complex="14pt"/>
    </style:style>
    <style:style style:name="P89" style:parent-style-name="Standard" style:family="paragraph">
      <style:paragraph-properties fo:text-align="justify" fo:text-indent="0.4923in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2" style:parent-style-name="Обычный" style:family="paragraph">
      <style:paragraph-properties fo:text-align="justify"/>
    </style:style>
    <style:style style:name="T9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95" style:parent-style-name="Standard" style:family="paragraph">
      <style:paragraph-properties fo:text-align="justify" fo:text-indent="0.4923in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9" style:parent-style-name="Standard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00" style:parent-style-name="Standard" style:family="paragraph">
      <style:paragraph-properties fo:text-align="justify" fo:text-indent="0.4923in"/>
      <style:text-properties style:font-name="Times New Roman" style:font-name-complex="Times New Roman" fo:font-size="14pt" style:font-size-asian="14pt" style:font-size-complex="14pt"/>
    </style:style>
    <style:style style:name="P101" style:parent-style-name="Standard" style:family="paragraph">
      <style:paragraph-properties fo:text-align="justify" fo:text-indent="0.4916in"/>
      <style:text-properties style:font-name="Times New Roman" fo:font-size="14pt" style:font-size-asian="14pt" style:font-size-complex="14pt"/>
    </style:style>
    <style:style style:name="P102" style:parent-style-name="Textbody" style:family="paragraph">
      <style:paragraph-properties>
        <style:tab-stops>
          <style:tab-stop style:type="left" style:position="0.25in"/>
        </style:tab-stops>
      </style:paragraph-properties>
      <style:text-properties style:font-name="Times New Roman" fo:font-size="14pt" style:font-size-asian="14pt" style:font-size-complex="14pt"/>
    </style:style>
    <style:style style:name="P103" style:parent-style-name="Textbody" style:family="paragraph">
      <style:paragraph-properties>
        <style:tab-stops>
          <style:tab-stop style:type="left" style:position="0.25in"/>
        </style:tab-stops>
      </style:paragraph-properties>
      <style:text-properties style:font-name="Times New Roman" fo:font-size="14pt" style:font-size-asian="14pt" style:font-size-complex="14pt"/>
    </style:style>
    <style:style style:name="P104" style:parent-style-name="Textbody" style:family="paragraph">
      <style:paragraph-properties>
        <style:tab-stops>
          <style:tab-stop style:type="left" style:position="0.25in"/>
        </style:tab-stops>
      </style:paragraph-properties>
      <style:text-properties style:font-name="Times New Roman" fo:font-size="14pt" style:font-size-asian="14pt" style:font-size-complex="14pt"/>
    </style:style>
    <style:style style:name="P105" style:parent-style-name="Textbody" style:family="paragraph">
      <style:paragraph-properties>
        <style:tab-stops>
          <style:tab-stop style:type="left" style:position="0.25in"/>
        </style:tab-stops>
      </style:paragraph-properties>
      <style:text-properties style:font-name="Times New Roman" fo:font-size="14pt" style:font-size-asian="14pt" style:font-size-complex="14pt"/>
    </style:style>
    <style:style style:name="P106" style:parent-style-name="Textbody" style:family="paragraph">
      <style:paragraph-properties>
        <style:tab-stops>
          <style:tab-stop style:type="left" style:position="0.25in"/>
        </style:tab-stops>
      </style:paragraph-properties>
      <style:text-properties style:font-name="Times New Roman" fo:font-size="10pt" style:font-size-asian="10pt" style:font-size-complex="10pt"/>
    </style:style>
    <style:style style:name="P107" style:parent-style-name="Standard" style:family="paragraph">
      <style:paragraph-properties fo:text-align="justify" fo:text-indent="0.4916in"/>
      <style:text-properties style:font-name="Times New Roman" fo:font-size="14pt" style:font-size-asian="14pt" style:font-size-complex="14pt"/>
    </style:style>
    <style:style style:name="P108" style:parent-style-name="Standard" style:family="paragraph">
      <style:paragraph-properties fo:text-align="justify" fo:text-indent="0.4916in"/>
      <style:text-properties style:font-name="Times New Roman" fo:font-size="14pt" style:font-size-asian="14pt" style:font-size-complex="14pt"/>
    </style:style>
    <style:style style:name="P109" style:parent-style-name="Textbody" style:family="paragraph">
      <style:paragraph-properties fo:text-align="justify" fo:text-indent="0.4923in"/>
      <style:text-properties style:font-name="Times New Roman" fo:font-size="14pt" style:font-size-asian="14pt" style:font-size-complex="14pt"/>
    </style:style>
    <style:style style:name="P110" style:parent-style-name="Standard" style:family="paragraph">
      <style:paragraph-properties fo:text-align="justify">
        <style:tab-stops>
          <style:tab-stop style:type="left" style:position="0.25in"/>
        </style:tab-stops>
      </style:paragraph-properties>
      <style:text-properties style:font-name="Times New Roman" fo:font-size="14pt" style:font-size-asian="14pt" style:font-size-complex="14pt"/>
    </style:style>
  </office:automatic-styles>
  <office:body>
    <office:text text:use-soft-page-breaks="true">
      <text:p text:style-name="P1">Аналитическая справка</text:p>
      <text:p text:style-name="P2">по кадровому обеспечению и созданию условий<text:s/></text:p>
      <text:p text:style-name="P3"><text:span text:style-name="T4">для совершенствования педагогического корпуса.</text:span><text:span text:style-name="T5"><text:tab/></text:span></text:p>
      <text:p text:style-name="P6"/>
      <text:p text:style-name="P7">Деятельность отдела кадрово-правовой работы в 2021 году направлена<text:s/>на:</text:p>
      <text:list text:style-name="LFO5" text:continue-numbering="true">
        <text:list-item>
          <text:p text:style-name="P8">Анализ и прогнозирование кадрового состава в учреждениях образования, своевременное обеспечение учреждений педагогическими кадрами, в том числе молодыми специалистами.</text:p>
        </text:list-item>
        <text:list-item>
          <text:p text:style-name="P9">Осуществление контроля за исполнением законодательства в области образования.</text:p>
        </text:list-item>
        <text:list-item>
          <text:p text:style-name="P10">Поддержание социального статуса педагогов и стабилизацию кадровой ситуации мерами социальной защиты.</text:p>
        </text:list-item>
      </text:list>
      <text:p text:style-name="P11"><text:tab/>В течение 2021 года в области кадровой политики осуществлялась работа по обеспечению системы образования необходимым количеством педагогических и руководящих кадров, обладающих уровнем профессиональной компетентности, созданию условий для формирования инновационного поведения и профессиональной мобильности работников образования города, стимулированию педагогов к повышению качества профессиональной деятельности.</text:p>
      <text:p text:style-name="P12"><text:span text:style-name="T13">В соответствии с ч. 4 ст. 51 Федерального закона от 29.12.2012 № 273-ФЗ «Об образовании в Российской Федерации»<text:s/></text:span><text:span text:style-name="T14">руководитель муниципальной образовательной организации проходит обязательную аттестацию. Порядок и сроки проведения аттестации руководителя муни</text:span><text:span text:style-name="T15">ципальной образовательной организации устанавливаются учредителями этих образовательных организаций.<text:s/></text:span></text:p>
      <text:p text:style-name="P16"><text:span text:style-name="T17">За 2021 год аттестацию на соответствие занимаемой должности прошли 4 руководителя – 2 директора: школ № 16,23, 2 заведующих – ДС № 14,15, а также 5 кандид</text:span><text:span text:style-name="T18">атов на должность руководителя, которые были назначены на должность директоров школ № 10,12, ДЮСШ № 7, и заведующий ДС № 19 и 28.</text:span></text:p>
      <text:p text:style-name="P19">Работа по обеспечению образовательных учреждений педагогическими кадрами систематически ведётся руководителями образовательных<text:s/>учреждений на протяжении всего календарного года и находится на постоянном контроле специалистов отдела кадрово-правовой работы управления образования города.<text:s/></text:p>
      <text:p text:style-name="P20"><text:span text:style-name="T21">На протяжении ряда лет, анализируя кадровый состав муниципальных образовательных организаций, у</text:span><text:span text:style-name="T22">правление образования города сталкивается с проблемой нехватки педагогических работников, чаще всего это учителя начальных классов, иностранных языков и воспитатели детских садов.</text:span><text:span text:style-name="T23"><text:s/></text:span><text:span text:style-name="T24">Отсутствие необходимого количества работников данных профилей связано с:</text:span></text:p>
      <text:p text:style-name="P25">-<text:s/>ежегодным ростом числа первоклассников и, следовательно, классов-комплектов;<text:s/></text:p>
      <text:p text:style-name="P26">- увеличением количества часов иностранного языка в учебных программах общего образования в связи с введением 2 иностранного языка;</text:p>
      <text:soft-page-break/>
      <text:p text:style-name="P27">- увеличением количества мест в ДОУ для детей<text:s/>дошкольного возраста.</text:p>
      <text:p text:style-name="P28"><text:span text:style-name="T29">Решение данной проблемы заключается прежде всего<text:s/></text:span><text:span text:style-name="T30">в организации комплексной систематической работы по обеспечению образовательных организаций педагогическими кадрами, которая постоянно ведется их руководителями.</text:span></text:p>
      <text:p text:style-name="P31">В течение календарного<text:s/>года при наличии вакансий по педагогическим и иным должностям руководители образовательных учреждений размещают информацию о наличии вакантных мест в средствах массовой информации, на официальных сайтах образовательных учреждений, подают заявки в Центр занятости населения, принимают участие в Ярмарках вакансий, проводимых педагогическим университетом и Центром занятости населения города Благовещенска. В управлении образования города создан и постоянно обновляется банк данных соискателей, желающих трудоустроиться в школы, детские сады и учреждения дополнительного образования. При наличии вакантных мест по необходимому профилю подготовки и соискатель, и руководитель образовательной организации информируются о трудоустройстве.<text:s/></text:p>
      <text:p text:style-name="P32">Весь учебный период образовательные учреждения принимают студентов профильных учебных заведений для прохождения учебной и производственной практик по направлениям подготовки, по окончании которых при наличии свободных мест студентам старших курсов БГПУ и АПК предлагается заключение трудового договора, что позволяет будущим педагогам на практике познать труд учителя. Многие выпускники после получения диплома об образовании остаются работать на постоянной основе.<text:s/></text:p>
      <text:p text:style-name="P33">В летний период 2021 года в муниципальных образовательных учреждениях вакантными были 134 места, из них 103 в общеобразовательных организациях, 31 – в дошкольных.</text:p>
      <text:p text:style-name="P34">Самыми востребованными по-прежнему были учителя начальных классов - 26 чел. (2020 год - 21 чел.) и учителя иностранных языков - 16 чел. (2020 год - 18 чел.). Не менее востребованы учителя русского языка и литературы - 12, математики - 11, истории и обществознания – 6. В этом году востребованы воспитатели детского сада – 26 человек (2020 год - 8).</text:p>
      <text:p text:style-name="P35"><text:span text:style-name="T36">Для выпускников БГПУ на 2021/22 учебный год были предложены 75 мест. Прибыли в</text:span><text:span text:style-name="T37"><text:s/>педагогические коллективы 37 молодых специалистов: в школы – 34, в ДОУ – 1, в УДО -2.</text:span></text:p>
      <text:p text:style-name="P38">Для активизации действий, направленных на привлечение молодых специалистов в сферу образования, сформирована система мер, применяемых администрацией города, управлением<text:s/>образования города совместно с образовательными организациями:</text:p>
      <text:p text:style-name="P39">- проведение мониторинга перспективной потребности образовательных организаций в педагогических кадрах до 2023 года и на календарный год;</text:p>
      <text:p text:style-name="P40">- информирование соискателей педагогических специальностей через СМИ, Центр занятости населения, сайты управления образования города и министерства образования и науки Амурской области;</text:p>
      <text:p text:style-name="P41">- предоставление при наличии муниципального служебного жилья и<text:s/><text:soft-page-break/>возможность участия в жилищных программах и проектах;</text:p>
      <text:p text:style-name="P42">- организация работы с резервом руководящих кадров;</text:p>
      <text:p text:style-name="P43">- совершенствование системы морального и материального поощрения;</text:p>
      <text:p text:style-name="P44">- предоставление выплат, льгот, единовременного социального пособия;</text:p>
      <text:p text:style-name="P45">- внеочередное предоставление мест в ДОУ детям работников муниципальных образовательных организаций;</text:p>
      <text:p text:style-name="P46">- работа методического объединения «Ассоциация молодых педагогов»;</text:p>
      <text:p text:style-name="P47"><text:span text:style-name="T48">- работа<text:s/></text:span><text:span text:style-name="T49">Школы резерва<text:s/></text:span><text:span text:style-name="T50">руководящих кадров образовательных организаций города Благовещенска.</text:span></text:p>
      <text:p text:style-name="P51"><text:span text:style-name="T52">В<text:s/></text:span><text:span text:style-name="T53">целях привлечения молодых специалистов для трудоустройства в<text:s/></text:span><text:span text:style-name="T54">муниципаль</text:span><text:span text:style-name="T55">ные общеобразовательные организации<text:s/></text:span><text:span text:style-name="T56">в 2021 году<text:s/></text:span><text:span text:style-name="T57">впервые предоставлены за счет средств городского бюджета следующие меры социальной поддержки для выпускников профильных учебных заведений с целью их дальнейшего трудоустройства в общеобразовательные организац</text:span><text:span text:style-name="T58">ии:<text:s/></text:span></text:p>
      <text:p text:style-name="P59">- выплата стипендии (дополнительная, в размере 2,5 тыс.руб. в месяц);</text:p>
      <text:p text:style-name="P60">- выплата единовременного пособия в размере 250 тыс.руб. при трудоустройстве.</text:p>
      <text:p text:style-name="P61"><text:span text:style-name="T62">В 2021 году соглашение<text:s/></text:span><text:span text:style-name="T63">о предоставлении мер материального стимулирования и трудоустройстве в муниципаль</text:span><text:span text:style-name="T64">ном общеобразовательном учреждении после окончания обучения в образовательных организациях</text:span><text:span text:style-name="T65"><text:s/>заключены с 5 студентами старших курсов.</text:span></text:p>
      <text:p text:style-name="P66">В ходе решения одной из основных задач по комплектованию учреждений педагогическими кадрами специалистами отдела проведён анализ качественного состава всех образовательных учреждений, подготовлены сведения о наличии потребности образовательных учреждений в педагогических кадрах до 2024 года.<text:s/></text:p>
      <text:p text:style-name="P67"><text:span text:style-name="T68">С целью морального стимулирования и материального поощрения за профессиональные успехи</text:span><text:span text:style-name="T69">, творческий труд за 2021 год были награждены различными наградами 543 человек (2020 год – 566 чел.): Почётной грамотой управления образования администрации города Благовещенска – 183, Благодарственным письмом управления образования администрации города Бл</text:span><text:span text:style-name="T70">аговещенска – 65, Почётной грамотой администрации города Благовещенска – 12, Благодарственным письмом мэра города Благовещенска – 91, Почётной грамотой Благовещенской городской Думы – 10, Благодарственным письмом председателя Благовещенской городской Думы<text:s/></text:span><text:span text:style-name="T71">- <text:s/>79, Почётной грамотой министерства образования и науки Амурской области – 45, Благодарностью руководителя аппарата губернатора Амурской области – 3, Благодарностью губернатора – 1, Почётной грамотой Законодательного Собрания – 1. В 2021 году<text:s/></text:span><text:span text:style-name="T72">подготовлен</text:span><text:span text:style-name="T73">ы и направлены в министерство образования и науки Амурской области документы</text:span><text:span text:style-name="T74"><text:s/>на награждение<text:s/></text:span><text:span text:style-name="T75">нагрудным знаком «Почётный работник сферы образования Российской Федерации» на 22 работников муниципальных образовательных организаций, на нагрудный знак «За милосе</text:span><text:span text:style-name="T76">рдие и благотворительность» на 1, на ведомственный знак отличия Министерства просвещения РФ - 2.</text:span></text:p>
      <text:p text:style-name="P77">Специалистами отдела кадрово-правовой работы проводится<text:s/><text:soft-page-break/>консультативная работа с руководителями муниципальных образовательных организаций и делопроизводителями<text:s/>(секретарями) по соблюдению трудового законодательства. За 2021 год проведено более 160 личных консультаций.</text:p>
      <text:p text:style-name="P78"><text:span text:style-name="T79">Также организована работа по предоставлению руководителями муниципальных учреждений, подведомственных управлению образования города, и муниципальн</text:span><text:span text:style-name="T80">ыми служащими управления образования города сведений о доходах, расходах, об имуществе и обязательствах имущественного характера руководителей муниципальных учреждений, подведомственных управлению образования города, муниципальных служащих управления образ</text:span><text:span text:style-name="T81">ования города, а также их супруг(ов) и несовершеннолетних детей. В установленные законодательством сроки подано<text:s/></text:span><text:span text:style-name="T82">более 100<text:s/></text:span><text:span text:style-name="T83">справок.</text:span></text:p>
      <text:p text:style-name="P84"><text:span text:style-name="T85">При организации проверки достоверности представляемых гражданином персональных данных и иных сведений при поступлении на<text:s/></text:span><text:span text:style-name="T86">муниципальную службу<text:s/></text:span><text:span text:style-name="T87">подано 10 запросов о подтверждении выдачи диплома о высшем профессиональном образовании.</text:span></text:p>
      <text:p text:style-name="P88">За 2021 год были оформлены на работу 5 руководителей: МАОУ «Школа № 10 г. Благовещенска», МАОУ «Школа № 12 г. Благовещенска», МАОУ ДО «ДЮСШ № 7 г.<text:s/>Благовещенска», МАДОУ «ДС № 19 г. Благовещенска», МАДОУ «ДС № 28 г. Благовещенска», а также 11 муниципальных служащих. Оформлено увольнение 11 работников, 8 из которых – муниципальные служащие.</text:p>
      <text:p text:style-name="P89"><text:span text:style-name="T90">По заявлениям граждан и письменным запросам различных организ</text:span><text:span text:style-name="T91">аций и ведомств по выдаче справок о трудовой деятельности и заработной плате работников были подготовлены и выданы ответы на 25 обращений.<text:s/></text:span></text:p>
      <text:p text:style-name="P92"><text:span text:style-name="T93"><text:tab/>По состоянию на 30.12.2021 подготовлен 481 приказ по личному составу со сроком хранения 75 лет и 313 приказ со срок</text:span><text:span text:style-name="T94">ом хранения 5 лет, по основной деятельности - 1032, по административно-хозяйственным вопросам - 60, зарегистрированы в журнале входящей корреспонденции – 14449 документов, в исходящей - 14114, в журнале регистрации жалоб – 393.</text:span></text:p>
      <text:p text:style-name="P95"><text:span text:style-name="T96">В течение года проведено 5 к</text:span><text:span text:style-name="T97">онкурсных отборов на формирование кадрового резерва для замещения вакантных должностей муниципальной службы управления образования администрации города Благовещенска по распоряжению работодателя, по результатам которого 27 кандидатов включены в Реестр кадр</text:span><text:span text:style-name="T98">ового резерва управления образования администрации города Благовещенска.</text:span></text:p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>Лахай Н.А., начальник кадрово-правовой службы</text:p>
      <text:p text:style-name="P107"/>
      <text:p text:style-name="P108"/>
      <text:p text:style-name="P109"/>
      <text:p text:style-name="P1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StarSymbol" svg:font-family="StarSymbol" style:font-family-generic="system"/>
    <style:font-face style:name="StarSymbol, 'Arial Unicode MS'" svg:font-family="StarSymbol, 'Arial Unicode MS'" style:font-family-generic="system"/>
    <style:font-face style:name="Symbol" style:font-charset="x-symbol" svg:font-family="Symbol" style:font-family-generic="roman" style:font-pitch="variable" svg:panose-1="5 5 1 2 1 7 6 2 5 7"/>
    <style:font-face style:name="Verdana" svg:font-family="Verdan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Arial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Название" style:display-name="Название" style:family="paragraph" style:parent-style-name="Standard" style:next-style-name="Textbody">
      <style:paragraph-properties fo:keep-with-next="always" fo:margin-top="0.1666in" fo:margin-bottom="0.0833in"/>
      <style:text-properties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Подзаголовок" style:display-name="Подзаголовок" style:family="paragraph" style:parent-style-name="Название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8Num1z0" style:display-name="WW8Num1z0" style:family="text">
      <style:text-properties style:font-name="StarSymbol, 'Arial Unicode MS'"/>
    </style:style>
    <style:style style:name="WW8Num3z0" style:display-name="WW8Num3z0" style:family="text">
      <style:text-properties style:font-name="StarSymbol, 'Arial Unicode MS'"/>
    </style:style>
    <style:style style:name="NumberingSymbols" style:display-name="Numbering Symbols" style:family="text"/>
    <style:style style:name="WW8Num6z0" style:display-name="WW8Num6z0" style:family="text">
      <style:text-properties style:font-name="Symbol" style:font-name-complex="StarSymbol, 'Arial Unicode MS'" fo:font-size="9pt" style:font-size-asian="9pt" style:font-size-complex="9pt"/>
    </style:style>
    <style:style style:name="Абзацсписка" style:display-name="Абзац списка" style:family="paragraph" style:parent-style-name="Обычный">
      <style:paragraph-properties fo:widows="2" fo:orphans="2" style:vertical-align="auto" fo:margin-left="0.5in">
        <style:tab-stops/>
      </style:paragraph-properties>
      <style:text-properties style:font-name="Times New Roman" style:font-name-asian="Times New Roman" style:font-name-complex="Times New Roman" style:letter-kerning="false" style:language-asian="ar" style:country-asian="SA" fo:hyphenate="false"/>
    </style:style>
    <style:style style:name="ЗнакЗнакЗнакЗнакЗнакЗнакЗнакЗнакЗнакЗнак" style:display-name="Знак Знак Знак Знак Знак Знак Знак Знак Знак Знак" style:family="paragraph" style:parent-style-name="Обычный">
      <style:paragraph-properties fo:widows="2" fo:orphans="2" style:vertical-align="auto" fo:margin-bottom="0.1111in" fo:line-height="0.1666in"/>
      <style:text-properties style:font-name="Verdana" style:font-name-asian="Times New Roman" style:font-name-complex="Verdana" style:letter-kerning="false" fo:font-size="10pt" style:font-size-asian="10pt" style:font-size-complex="10pt" fo:language="en" fo:country="US" style:language-asian="en" style:country-asian="US" fo:hyphenate="true"/>
    </style:style>
    <style:style style:name="Основнойтекст21" style:display-name="Основной текст 21" style:family="paragraph" style:parent-style-name="Обычный">
      <style:paragraph-properties fo:widows="2" fo:orphans="2" fo:text-align="justify" style:vertical-align="auto"/>
      <style:text-properties style:font-name="Times New Roman" style:font-name-asian="Times New Roman" style:font-name-complex="Times New Roman" style:letter-kerning="false" style:font-size-complex="10pt" style:language-asian="ar" style:country-asian="SA" fo:hyphenate="false"/>
    </style:style>
    <style:style style:name="Текствыноски" style:display-name="Текст выноски" style:family="paragraph" style:parent-style-name="Обычный">
      <style:text-properties style:font-name="Segoe UI" style:font-name-complex="Segoe UI" fo:font-size="9pt" style:font-size-asian="9pt" style:font-size-complex="9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/>
    </style:style>
    <style:style style:name="WW_CharLFO1LVL1" style:family="text">
      <style:text-properties style:font-name="StarSymbol, 'Arial Unicode MS'"/>
    </style:style>
    <text:list-style style:name="WW8Num1" style:display-name="WW8Num1">
      <text:list-level-style-bullet text:level="1" text:style-name="WW_CharLFO1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tarSymbol, 'Arial Unicode MS'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tarSymbol, 'Arial Unicode MS'"/>
    </style:style>
    <text:list-style style:name="WW8Num3" style:display-name="WW8Num3">
      <text:list-level-style-bullet text:level="1" text:style-name="WW_CharLFO2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tarSymbol, 'Arial Unicode MS'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Symbol" style:font-name-complex="StarSymbol, 'Arial Unicode MS'" fo:font-size="9pt" style:font-size-asian="9pt" style:font-size-complex="9pt"/>
    </style:style>
    <style:style style:name="WW_CharLFO3LVL2" style:family="text">
      <style:text-properties style:font-name="Symbol" style:font-name-complex="StarSymbol, 'Arial Unicode MS'" fo:font-size="9pt" style:font-size-asian="9pt" style:font-size-complex="9pt"/>
    </style:style>
    <style:style style:name="WW_CharLFO3LVL3" style:family="text">
      <style:text-properties style:font-name="Symbol" style:font-name-complex="StarSymbol, 'Arial Unicode MS'" fo:font-size="9pt" style:font-size-asian="9pt" style:font-size-complex="9pt"/>
    </style:style>
    <style:style style:name="WW_CharLFO3LVL4" style:family="text">
      <style:text-properties style:font-name="Symbol" style:font-name-complex="StarSymbol, 'Arial Unicode MS'" fo:font-size="9pt" style:font-size-asian="9pt" style:font-size-complex="9pt"/>
    </style:style>
    <style:style style:name="WW_CharLFO3LVL5" style:family="text">
      <style:text-properties style:font-name="Symbol" style:font-name-complex="StarSymbol, 'Arial Unicode MS'" fo:font-size="9pt" style:font-size-asian="9pt" style:font-size-complex="9pt"/>
    </style:style>
    <style:style style:name="WW_CharLFO3LVL6" style:family="text">
      <style:text-properties style:font-name="Symbol" style:font-name-complex="StarSymbol, 'Arial Unicode MS'" fo:font-size="9pt" style:font-size-asian="9pt" style:font-size-complex="9pt"/>
    </style:style>
    <style:style style:name="WW_CharLFO3LVL7" style:family="text">
      <style:text-properties style:font-name="Symbol" style:font-name-complex="StarSymbol, 'Arial Unicode MS'" fo:font-size="9pt" style:font-size-asian="9pt" style:font-size-complex="9pt"/>
    </style:style>
    <style:style style:name="WW_CharLFO3LVL8" style:family="text">
      <style:text-properties style:font-name="Symbol" style:font-name-complex="StarSymbol, 'Arial Unicode MS'" fo:font-size="9pt" style:font-size-asian="9pt" style:font-size-complex="9pt"/>
    </style:style>
    <style:style style:name="WW_CharLFO3LVL9" style:family="text">
      <style:text-properties style:font-name="Symbol" style:font-name-complex="StarSymbol, 'Arial Unicode MS'" fo:font-size="9pt" style:font-size-asian="9pt" style:font-size-complex="9pt"/>
    </style:style>
    <text:list-style style:name="WW8Num6" style:display-name="WW8Num6">
      <text:list-level-style-bullet text:level="1" text:style-name="WW_CharLFO3LVL1" text:bullet-char="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3LVL3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3LVL4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3LVL5" text:bullet-char="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3LVL6" text:bullet-char="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3LVL7" text:bullet-char="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3LVL8" text:bullet-char="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3LVL9" text:bullet-char="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WW8Num2" style:display-name="WW8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User</meta:initial-creator>
    <dc:creator>Пользователь Windows</dc:creator>
    <meta:creation-date>2022-07-25T08:58:00Z</meta:creation-date>
    <dc:date>2022-07-25T09:11:00Z</dc:date>
    <meta:print-date>2019-12-16T03:06:00Z</meta:print-date>
    <meta:template xlink:href="Normal" xlink:type="simple"/>
    <meta:editing-cycles>3</meta:editing-cycles>
    <meta:editing-duration>PT120S</meta:editing-duration>
    <meta:user-defined meta:name="Поле 1"/>
    <meta:user-defined meta:name="Поле 2"/>
    <meta:user-defined meta:name="Поле 3"/>
    <meta:user-defined meta:name="Поле 4"/>
    <meta:document-statistic meta:page-count="5" meta:paragraph-count="20" meta:word-count="1536" meta:character-count="10272" meta:row-count="72" meta:non-whitespace-character-count="8756"/>
  </office:meta>
</office:document-meta>
</file>